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adaten-Text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02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Notes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ac5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sc15</text:p>
          </table:table-cell>
          <table:table-cell office:value-type="string">
            <text:p>New Scene (ID15)</text:p>
          </table:table-cell>
          <table:table-cell office:value-type="string">
            <text:p>Description of the first section.</text:p>
          </table:table-cell>
          <table:table-cell office:value-type="string">
            <text:p>Notes on the first section.</text:p>
          </table:table-cell>
          <table:table-cell office:value-type="string">
            <text:p>Tag1</text:p>
          </table:table-cell>
          <table:table-cell office:value-type="string">
            <text:p>Goal in the first section.</text:p>
          </table:table-cell>
          <table:table-cell office:value-type="string">
            <text:p>Conflict in the first section.</text:p>
          </table:table-cell>
          <table:table-cell office:value-type="string">
            <text:p>Outcome in the first section.</text:p>
          </table:table-cell>
          <table:table-cell office:value-type="string">
            <text:p>A-Storyline: Plot line Notes on the first section.</text:p>
          </table:table-cell>
          <table:table-cell table:number-columns-repeated="1003"/>
        </table:table-row>
        <table:table-row table:style-name="ro2">
          <table:table-cell office:value-type="string">
            <text:p>sc16</text:p>
          </table:table-cell>
          <table:table-cell office:value-type="string">
            <text:p>New Scene (ID16)</text:p>
          </table:table-cell>
          <table:table-cell table:number-columns-repeated="1010"/>
        </table:table-row>
        <table:table-row table:style-name="ro2">
          <table:table-cell office:value-type="string">
            <text:p>sc17</text:p>
          </table:table-cell>
          <table:table-cell office:value-type="string">
            <text:p>New Scene (ID17)</text:p>
          </table:table-cell>
          <table:table-cell table:number-columns-repeated="1010"/>
        </table:table-row>
        <table:table-row table:style-name="ro2">
          <table:table-cell office:value-type="string">
            <text:p>sc18</text:p>
          </table:table-cell>
          <table:table-cell office:value-type="string">
            <text:p>New Scene (ID18)</text:p>
          </table:table-cell>
          <table:table-cell table:number-columns-repeated="1010"/>
        </table:table-row>
        <table:table-row table:style-name="ro2">
          <table:table-cell office:value-type="string">
            <text:p>sc19</text:p>
          </table:table-cell>
          <table:table-cell office:value-type="string">
            <text:p>New Scene (ID19)</text:p>
          </table:table-cell>
          <table:table-cell table:number-columns-repeated="1010"/>
        </table:table-row>
        <table:table-row table:style-name="ro2">
          <table:table-cell office:value-type="string">
            <text:p>sc20</text:p>
          </table:table-cell>
          <table:table-cell office:value-type="string">
            <text:p>New Scene (ID20)</text:p>
          </table:table-cell>
          <table:table-cell table:number-columns-repeated="1010"/>
        </table:table-row>
        <table:table-row table:style-name="ro2">
          <table:table-cell office:value-type="string">
            <text:p>sc21</text:p>
          </table:table-cell>
          <table:table-cell office:value-type="string">
            <text:p>New Scene (ID21)</text:p>
          </table:table-cell>
          <table:table-cell table:number-columns-repeated="1010"/>
        </table:table-row>
        <table:table-row table:style-name="ro2">
          <table:table-cell office:value-type="string">
            <text:p>sc22</text:p>
          </table:table-cell>
          <table:table-cell office:value-type="string">
            <text:p>New Scene (ID22)</text:p>
          </table:table-cell>
          <table:table-cell table:number-columns-repeated="1010"/>
        </table:table-row>
        <table:table-row table:style-name="ro2">
          <table:table-cell office:value-type="string">
            <text:p>sc25</text:p>
          </table:table-cell>
          <table:table-cell office:value-type="string">
            <text:p>New Scene (ID25)</text:p>
          </table:table-cell>
          <table:table-cell table:number-columns-repeated="1010"/>
        </table:table-row>
        <table:table-row table:style-name="ro2">
          <table:table-cell office:value-type="string">
            <text:p>sc23</text:p>
          </table:table-cell>
          <table:table-cell office:value-type="string">
            <text:p>New Scene (ID23)</text:p>
          </table:table-cell>
          <table:table-cell table:number-columns-repeated="1010"/>
        </table:table-row>
        <table:table-row table:style-name="ro2">
          <table:table-cell office:value-type="string">
            <text:p>sc24</text:p>
          </table:table-cell>
          <table:table-cell office:value-type="string">
            <text:p>New Scene (ID24)</text:p>
          </table:table-cell>
          <table:table-cell table:number-columns-repeated="1010"/>
        </table:table-row>
        <table:table-row table:style-name="ro2">
          <table:table-cell office:value-type="string">
            <text:p>sc26</text:p>
          </table:table-cell>
          <table:table-cell office:value-type="string">
            <text:p>New Scene (ID26)</text:p>
          </table:table-cell>
          <table:table-cell table:number-columns-repeated="1010"/>
        </table:table-row>
        <table:table-row table:style-name="ro2">
          <table:table-cell office:value-type="string">
            <text:p>sc27</text:p>
          </table:table-cell>
          <table:table-cell office:value-type="string">
            <text:p>New Scene (ID27)</text:p>
          </table:table-cell>
          <table:table-cell table:number-columns-repeated="1010"/>
        </table:table-row>
        <table:table-row table:style-name="ro2">
          <table:table-cell office:value-type="string">
            <text:p>sc28</text:p>
          </table:table-cell>
          <table:table-cell office:value-type="string">
            <text:p>New Scene (ID28)</text:p>
          </table:table-cell>
          <table:table-cell table:number-columns-repeated="1010"/>
        </table:table-row>
        <table:table-row table:style-name="ro2">
          <table:table-cell office:value-type="string">
            <text:p>sc29</text:p>
          </table:table-cell>
          <table:table-cell office:value-type="string">
            <text:p>New Scene (ID29)</text:p>
          </table:table-cell>
          <table:table-cell table:number-columns-repeated="1010"/>
        </table:table-row>
        <table:table-row table:style-name="ro3" table:number-rows-repeated="1048559">
          <table:table-cell table:number-columns-repeated="1012"/>
        </table:table-row>
        <table:table-row table:style-name="ro3"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14:3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2T14:10:03Z</meta:creation-date>
    <dc:date>2026-01-02T14:31:45.16</dc:date>
    <meta:editing-duration>PT40S</meta:editing-duration>
    <meta:editing-cycles>2</meta:editing-cycles>
    <meta:document-statistic meta:table-count="1" meta:cell-count="46" meta:object-count="0"/>
  </office:meta>
</office:document-meta>
</file>